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832cm" fo:min-width="4.154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139cm" fo:min-width="2.462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833cm" fo:min-width="4.154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138cm" fo:min-width="2.46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.48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.32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.32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.483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965cm" fo:min-width="4.154cm"/>
      <style:paragraph-properties style:writing-mode="lr-tb"/>
    </style:style>
    <style:style style:name="gr11" style:family="graphic" style:parent-style-name="objectwithoutfill">
      <style:graphic-properties draw:marker-end="Стили_20_стрелок_20_3" draw:marker-end-width="0.3cm" draw:fill="none" draw:textarea-vertical-align="middle"/>
    </style:style>
    <style:style style:name="gr12" style:family="graphic" style:parent-style-name="objectwithoutfill">
      <style:graphic-properties draw:marker-end="Стили_20_стрелок_20_4" draw:marker-end-width="0.3cm" draw:fill="none" draw:textarea-vertical-align="middle"/>
    </style:style>
    <style:style style:name="gr13" style:family="graphic" style:parent-style-name="objectwithoutfill">
      <style:graphic-properties draw:marker-end="Стили_20_стрелок_20_5" draw:marker-end-width="0.3cm" draw:fill="none" draw:textarea-vertical-align="middle"/>
    </style:style>
    <style:style style:name="gr14" style:family="graphic" style:parent-style-name="objectwithoutfill">
      <style:graphic-properties draw:marker-end="Стили_20_стрелок_20_6" draw:marker-end-width="0.3cm" draw:fill="none" draw:textarea-vertical-align="middle"/>
    </style:style>
    <style:style style:name="gr15" style:family="graphic" style:parent-style-name="objectwithoutfill">
      <style:graphic-properties draw:marker-end="Стили_20_стрелок_20_8" draw:marker-end-width="0.3cm" draw:fill="none" draw:textarea-vertical-align="middle"/>
    </style:style>
    <style:style style:name="gr16" style:family="graphic" style:parent-style-name="objectwithoutfill">
      <style:graphic-properties draw:marker-end="Стили_20_стрелок_20_9" draw:marker-end-width="0.3cm" draw:fill="none" draw:textarea-vertical-align="middle"/>
    </style:style>
    <style:style style:name="gr17" style:family="graphic" style:parent-style-name="standard">
      <style:graphic-properties draw:textarea-horizontal-align="justify" draw:textarea-vertical-align="middle" draw:auto-grow-height="false" fo:min-height="2.75cm" fo:min-width="5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2.501cm" fo:min-width="3.454cm"/>
      <style:paragraph-properties style:writing-mode="lr-tb"/>
    </style:style>
    <style:style style:name="gr19" style:family="graphic" style:parent-style-name="objectwithoutfill">
      <style:graphic-properties draw:marker-end="Стили_20_стрелок_20_10" draw:marker-end-width="0.3cm" draw:fill="none" draw:textarea-vertical-align="middle"/>
    </style:style>
    <style:style style:name="gr20" style:family="graphic" style:parent-style-name="standard">
      <style:graphic-properties draw:textarea-horizontal-align="justify" draw:textarea-vertical-align="middle" draw:auto-grow-height="false" fo:min-height="2.751cm" fo:min-width="2.998cm"/>
      <style:paragraph-properties style:writing-mode="lr-tb"/>
    </style:style>
    <style:style style:name="gr21" style:family="graphic" style:parent-style-name="objectwithoutfill">
      <style:graphic-properties draw:marker-end="Стили_20_стрелок_20_13" draw:marker-end-width="0.3cm" draw:fill="none" draw:textarea-vertical-align="middle"/>
    </style:style>
    <style:style style:name="gr22" style:family="graphic" style:parent-style-name="objectwithoutfill">
      <style:graphic-properties draw:marker-end="Стили_20_стрелок_20_14" draw:marker-end-width="0.3cm" draw:fill="none" draw:textarea-vertical-align="middle"/>
    </style:style>
    <style:style style:name="P1" style:family="paragraph">
      <style:paragraph-properties fo:text-align="center" style:writing-mode="lr-tb"/>
      <style:text-properties fo:font-size="8pt" style:font-size-asian="8pt" style:font-size-complex="8pt"/>
    </style:style>
    <style:style style:name="P2" style:family="paragraph">
      <style:paragraph-properties fo:text-align="center" style:writing-mode="lr-tb"/>
      <style:text-properties fo:font-size="10pt" style:font-size-asian="10pt" style:font-size-complex="10pt"/>
    </style:style>
    <style:style style:name="P3" style:family="paragraph">
      <loext:graphic-properties draw:fill="none" draw:fill-color="#ffffff"/>
      <style:paragraph-properties style:writing-mode="lr-tb"/>
      <style:text-properties fo:font-size="12pt"/>
    </style:style>
    <style:style style:name="P4" style:family="paragraph">
      <loext:graphic-properties draw:fill="none" draw:fill-color="#ffffff"/>
      <style:paragraph-properties style:writing-mode="lr-tb"/>
      <style:text-properties fo:font-size="10pt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/>
    </style:style>
    <style:style style:name="T4" style:family="text">
      <style:text-properties fo:font-size="10pt" style:font-size-asian="12pt" style:font-size-complex="12pt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xml:id="id1" draw:id="id1" draw:layer="layout" svg:width="4.654cm" svg:height="2.082cm" svg:x="5.635cm" svg:y="10.75cm">
          <text:p text:style-name="P1"><text:span text:style-name="T1">Result = new</text:span><text:span text:style-name="T2"> string []</text:span></text:p>
          <text:p text:style-name="P1"><text:span text:style-name="T2">Count =0</text:span></text:p>
          <text:p text:style-name="P1"><text:span text:style-name="T2">i=0</text:span></text:p>
          <text:p text:style-name="P1"><text:span text:style-name="T2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2" draw:id="id2" draw:layer="layout" svg:width="5.924cm" svg:height="2.777cm" svg:x="5cm" svg:y="13.526cm">
          <text:p text:style-name="P2"><text:span text:style-name="T2">I&lt;inArray.Lengh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xml:id="id4" draw:id="id4" draw:layer="layout" svg:width="4.654cm" svg:height="2.083cm" svg:x="5.635cm" svg:y="20.988cm">
          <text:p text:style-name="P2"><text:span text:style-name="T2">result[count]=inArray[i]</text:span></text:p>
          <text:p text:style-name="P2"><text:span text:style-name="T2">count++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3" draw:id="id3" draw:layer="layout" svg:width="5.924cm" svg:height="2.776cm" svg:x="5cm" svg:y="17.171cm">
          <text:p text:style-name="P2"><text:span text:style-name="T2">inArray[i].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" draw:text-style-name="P3" draw:layer="layout" svg:width="15.16cm" svg:height="0.962cm" svg:x="3.75cm" svg:y="2cm">
          <draw:text-box>
            <text:p><text:span text:style-name="T3">Блок-схема основного метода программы CheckAndCopy</text:span></text:p>
          </draw:text-box>
        </draw:frame>
        <draw:frame draw:style-name="gr6" draw:text-style-name="P4" draw:layer="layout" svg:width="1.5cm" svg:height="1.039cm" svg:x="8.183cm" svg:y="16.185cm">
          <draw:text-box>
            <text:p><text:span text:style-name="T4">ye</text:span><text:span text:style-name="T4">s</text:span></text:p>
          </draw:text-box>
        </draw:frame>
        <draw:frame draw:style-name="gr7" draw:text-style-name="P5" draw:layer="layout" svg:width="1.664cm" svg:height="1.199cm" svg:x="10.5cm" svg:y="14cm">
          <draw:text-box>
            <text:p><text:span text:style-name="T5">no</text:span></text:p>
          </draw:text-box>
        </draw:frame>
        <draw:frame draw:style-name="gr8" draw:text-style-name="P5" draw:layer="layout" svg:width="2.076cm" svg:height="1.199cm" svg:x="10.674cm" svg:y="17.551cm">
          <draw:text-box>
            <text:p><text:span text:style-name="T5">no</text:span></text:p>
          </draw:text-box>
        </draw:frame>
        <draw:frame draw:style-name="gr9" draw:text-style-name="P4" draw:layer="layout" svg:width="2.23cm" svg:height="1.199cm" svg:x="8.25cm" svg:y="19.801cm">
          <draw:text-box>
            <text:p><text:span text:style-name="T4">yes</text:span></text:p>
          </draw:text-box>
        </draw:frame>
        <draw:custom-shape draw:style-name="gr10" draw:text-style-name="P2" xml:id="id5" draw:id="id5" draw:layer="layout" svg:width="4.654cm" svg:height="1.215cm" svg:x="5.635cm" svg:y="24.285cm">
          <text:p text:style-name="P2"><text:span text:style-name="T2">i++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6" draw:layer="layout" svg:x1="7.962cm" svg:y1="12.832cm" svg:x2="7.962cm" svg:y2="13.526cm" draw:start-shape="id1" draw:start-glue-point="6" draw:end-shape="id2" draw:end-glue-point="4" svg:d="M7962 12832v694" svg:viewBox="0 0 1 695">
          <text:p/>
        </draw:connector>
        <draw:connector draw:style-name="gr12" draw:text-style-name="P6" draw:layer="layout" svg:x1="7.962cm" svg:y1="16.303cm" svg:x2="7.962cm" svg:y2="17.171cm" draw:start-shape="id2" draw:start-glue-point="6" draw:end-shape="id3" draw:end-glue-point="4" svg:d="M7962 16303v868" svg:viewBox="0 0 1 869">
          <text:p/>
        </draw:connector>
        <draw:connector draw:style-name="gr13" draw:text-style-name="P6" draw:layer="layout" svg:x1="7.962cm" svg:y1="19.947cm" svg:x2="7.962cm" svg:y2="20.988cm" draw:start-shape="id3" draw:start-glue-point="6" draw:end-shape="id4" draw:end-glue-point="4" svg:d="M7962 19947v1041" svg:viewBox="0 0 1 1042">
          <text:p/>
        </draw:connector>
        <draw:connector draw:style-name="gr14" draw:text-style-name="P6" draw:layer="layout" svg:x1="7.962cm" svg:y1="23.071cm" svg:x2="7.962cm" svg:y2="24.285cm" draw:start-shape="id4" draw:start-glue-point="6" draw:end-shape="id5" draw:end-glue-point="4" svg:d="M7962 23071v1214" svg:viewBox="0 0 1 1215">
          <text:p/>
        </draw:connector>
        <draw:connector draw:style-name="gr15" draw:text-style-name="P6" draw:layer="layout" svg:x1="10.924cm" svg:y1="18.559cm" svg:x2="10.289cm" svg:y2="24.893cm" draw:start-shape="id3" draw:start-glue-point="7" draw:end-shape="id5" draw:end-glue-point="7" svg:d="M10924 18559h502v6334h-1137" svg:viewBox="0 0 1138 6335">
          <text:p/>
        </draw:connector>
        <draw:connector draw:style-name="gr16" draw:text-style-name="P6" draw:layer="layout" svg:x1="5.635cm" svg:y1="24.893cm" svg:x2="5cm" svg:y2="14.915cm" draw:start-shape="id5" draw:start-glue-point="5" draw:end-shape="id2" draw:end-glue-point="5" svg:d="M5635 24893h-1136v-9978h501" svg:viewBox="0 0 1137 9979">
          <text:p/>
        </draw:connector>
        <draw:custom-shape draw:style-name="gr17" draw:text-style-name="P2" xml:id="id7" draw:id="id7" draw:layer="layout" svg:width="5.5cm" svg:height="3cm" svg:x="13cm" svg:y="13.5cm">
          <text:p text:style-name="P2"><text:span text:style-name="T2">Resize (result,count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2" xml:id="id6" draw:id="id6" draw:layer="layout" svg:width="6.5cm" svg:height="2.75cm" svg:x="4.75cm" svg:y="6cm">
          <text:p text:style-name="P2"><text:span text:style-name="T2">Ввод значений элементов массива </text:span></text:p>
          <text:p text:style-name="P2"><text:span text:style-name="T2">inArray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9" draw:text-style-name="P6" draw:layer="layout" svg:x1="8cm" svg:y1="8.75cm" svg:x2="7.962cm" svg:y2="10.75cm" draw:start-shape="id6" draw:start-glue-point="8" draw:end-shape="id1" draw:end-glue-point="4" svg:d="M8000 8750v1001h-38v999" svg:viewBox="0 0 39 2001">
          <text:p/>
        </draw:connector>
        <draw:custom-shape draw:style-name="gr20" draw:text-style-name="P2" xml:id="id8" draw:id="id8" draw:layer="layout" svg:width="5.75cm" svg:height="3cm" svg:x="13cm" svg:y="18.75cm">
          <text:p text:style-name="P2"><text:span text:style-name="T2">Выводим результат</text:span></text:p>
          <text:p text:style-name="P2"><text:span text:style-name="T2">PrintArray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1" draw:text-style-name="P6" draw:layer="layout" svg:x1="15.75cm" svg:y1="16.5cm" svg:x2="15.875cm" svg:y2="18.75cm" draw:start-shape="id7" draw:start-glue-point="6" draw:end-shape="id8" draw:end-glue-point="5" svg:d="M15750 16500v1126h125v1124" svg:viewBox="0 0 126 2251">
          <text:p/>
        </draw:connector>
        <draw:connector draw:style-name="gr22" draw:text-style-name="P6" draw:layer="layout" svg:x1="10.924cm" svg:y1="14.915cm" svg:x2="13cm" svg:y2="15cm" draw:start-shape="id2" draw:start-glue-point="7" draw:end-shape="id7" draw:end-glue-point="5" svg:d="M10924 14915h1039v85h1037" svg:viewBox="0 0 2077 86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0" draw:display-name="Стили стрелок 10" svg:viewBox="0 0 20 20" svg:d="M0 20l10-20 10 20z"/>
    <draw:marker draw:name="Стили_20_стрелок_20_13" draw:display-name="Стили стрелок 13" svg:viewBox="0 0 20 20" svg:d="M0 20l10-20 10 20z"/>
    <draw:marker draw:name="Стили_20_стрелок_20_14" draw:display-name="Стили стрелок 14" svg:viewBox="0 0 20 20" svg:d="M0 20l10-20 10 20z"/>
    <draw:marker draw:name="Стили_20_стрелок_20_3" draw:display-name="Стили стрелок 3" svg:viewBox="0 0 20 20" svg:d="M0 20l10-20 10 20z"/>
    <draw:marker draw:name="Стили_20_стрелок_20_4" draw:display-name="Стили стрелок 4" svg:viewBox="0 0 20 20" svg:d="M0 20l10-20 10 20z"/>
    <draw:marker draw:name="Стили_20_стрелок_20_5" draw:display-name="Стили стрелок 5" svg:viewBox="0 0 20 20" svg:d="M0 20l10-20 10 20z"/>
    <draw:marker draw:name="Стили_20_стрелок_20_6" draw:display-name="Стили стрелок 6" svg:viewBox="0 0 20 20" svg:d="M0 20l10-20 10 20z"/>
    <draw:marker draw:name="Стили_20_стрелок_20_8" draw:display-name="Стили стрелок 8" svg:viewBox="0 0 20 20" svg:d="M0 20l10-20 10 20z"/>
    <draw:marker draw:name="Стили_20_стрелок_20_9" draw:display-name="Стили стрелок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11T02:51:48.404860872</meta:creation-date>
    <dc:date>2022-12-11T11:57:27.784151777</dc:date>
    <meta:editing-duration>PT11M3S</meta:editing-duration>
    <meta:editing-cycles>2</meta:editing-cycles>
    <meta:generator>LibreOffice/7.3.7.2$Linux_X86_64 LibreOffice_project/30$Build-2</meta:generator>
    <meta:document-statistic meta:object-count="22"/>
  </office:meta>
</office:document-meta>
</file>